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2.3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2.3cm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2cm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2cm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2.7cm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2.7cm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1.308cm"/>
    </style:style>
    <style:style style:name="gr8" style:family="graphic" style:parent-style-name="standard">
      <style:graphic-properties draw:textarea-horizontal-align="justify" draw:textarea-vertical-align="middle" draw:auto-grow-height="false" fo:min-height="0.15cm" fo:min-width="1.308cm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3.1cm"/>
    </style:style>
    <style:style style:name="gr10" style:family="graphic" style:parent-style-name="standard">
      <style:graphic-properties draw:textarea-horizontal-align="justify" draw:textarea-vertical-align="middle" draw:auto-grow-height="false" fo:min-height="1.65cm" fo:min-width="3.1cm"/>
    </style:style>
    <style:style style:name="gr11" style:family="graphic" style:parent-style-name="standard">
      <style:graphic-properties draw:marker-start="Diamond" draw:marker-start-width="0.3cm" draw:marker-end="Arrow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.75cm" fo:min-width="4.9cm"/>
    </style:style>
    <style:style style:name="gr13" style:family="graphic" style:parent-style-name="standard">
      <style:graphic-properties draw:marker-end="Triangle_20_unfilled" draw:marker-end-width="0.4cm" draw:textarea-vertical-align="middle"/>
    </style:style>
    <style:style style:name="gr14" style:family="graphic" style:parent-style-name="standard">
      <style:graphic-properties draw:marker-end="Arrow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35cm"/>
    </style:style>
    <style:style style:name="gr16" style:family="graphic" style:parent-style-name="standard">
      <style:graphic-properties draw:stroke="none" svg:stroke-color="#000000" draw:fill="none" draw:fill-color="#ffffff" fo:min-height="0.412cm"/>
    </style:style>
    <style:style style:name="gr17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18" style:family="graphic" style:parent-style-name="standard">
      <style:graphic-properties draw:textarea-horizontal-align="justify" draw:textarea-vertical-align="middle" draw:auto-grow-height="false" fo:min-height="0.75cm" fo:min-width="3.5cm"/>
    </style:style>
    <style:style style:name="gr19" style:family="graphic" style:parent-style-name="standard">
      <style:graphic-properties draw:textarea-horizontal-align="justify" draw:textarea-vertical-align="middle" draw:auto-grow-height="false" fo:min-height="1.55cm" fo:min-width="3.5cm"/>
    </style:style>
    <style:style style:name="gr20" style:family="graphic" style:parent-style-name="standard">
      <style:graphic-properties draw:marker-start="Diamond_20_unfilled" draw:marker-start-width="0.3cm" draw:marker-end="Arrow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823cm"/>
    </style:style>
    <style:style style:name="gr22" style:family="graphic" style:parent-style-name="standard">
      <style:graphic-properties draw:stroke="none" svg:stroke-color="#000000" draw:fill="none" draw:fill-color="#ffffff" fo:min-height="0.21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tyle="italic" style:font-style-asian="italic" style:font-style-complex="italic"/>
    </style:style>
    <style:style style:name="P4" style:family="paragraph">
      <loext:graphic-properties draw:fill="none" draw:fill-color="#ffffff"/>
      <style:text-properties fo:font-style="italic" style:font-style-asian="italic" style:font-style-complex="italic"/>
    </style:style>
    <style:style style:name="P5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8cm" svg:height="1cm" svg:x="2.8cm" svg:y="4.5cm">
          <text:p text:style-name="P1">IndexedCorpu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8" draw:id="id8" draw:layer="layout" svg:width="2.8cm" svg:height="1cm" svg:x="2.8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" draw:id="id1" draw:layer="layout" svg:width="2.5cm" svg:height="1cm" svg:x="4.892cm" svg:y="7.918cm">
          <text:p text:style-name="P1">Terminolog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3" draw:id="id3" draw:layer="layout" svg:width="2.5cm" svg:height="1cm" svg:x="4.892cm" svg:y="8.9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9" draw:id="id9" draw:layer="layout" svg:width="3.2cm" svg:height="1cm" svg:x="4.8cm" svg:y="11.9cm">
          <text:p text:style-name="P1">OccurrenceSto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10" draw:id="id10" draw:layer="layout" svg:width="3.2cm" svg:height="1cm" svg:x="4.8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2" draw:id="id2" draw:layer="layout" svg:width="1.808cm" svg:height="1cm" svg:x="9.892cm" svg:y="7.918cm">
          <text:p text:style-name="P1">Ter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7" draw:id="id7" draw:layer="layout" svg:width="1.808cm" svg:height="0.4cm" svg:x="9.892cm" svg:y="8.9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6" draw:id="id6" draw:layer="layout" svg:width="3.6cm" svg:height="1cm" svg:x="14.292cm" svg:y="7.918cm">
          <text:p text:style-name="P1">Rel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4" draw:id="id4" draw:layer="layout" svg:width="3.6cm" svg:height="1cm" svg:x="14.292cm" svg:y="8.918cm">
          <text:p text:style-name="P1">- type : RelationTyp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3.6cm" svg:height="1cm" svg:x="2.6cm" svg:y="14.7cm">
          <text:p text:style-name="P1">&lt;&lt;enum&gt;&gt;<text:line-break/>RelationTyp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3.6cm" svg:height="1.9cm" svg:x="2.6cm" svg:y="15.7cm">
          <text:p text:style-name="P2">DERIVES_INTO</text:p>
          <text:p text:style-name="P2">VARIATION</text:p>
          <text:p text:style-name="P2">IS_PREFIX_OF</text:p>
          <text:p text:style-name="P2">HAS_EXTENSIO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7.392cm" svg:y1="8.418cm" svg:x2="9.892cm" svg:y2="8.418cm" draw:start-shape="id1" draw:end-shape="id2" draw:end-glue-point="3" svg:d="M7392 8418h2500" svg:viewBox="0 0 2501 1">
          <text:p/>
        </draw:connector>
        <draw:connector draw:style-name="gr11" draw:text-style-name="P1" draw:layer="layout" draw:line-skew="0.599cm" svg:x1="6.142cm" svg:y1="9.918cm" svg:x2="16.092cm" svg:y2="9.918cm" draw:start-shape="id3" draw:end-shape="id4" draw:end-glue-point="2" svg:d="M6142 9918v1100h9950v-1100" svg:viewBox="0 0 9951 1101">
          <text:p/>
        </draw:connector>
        <draw:custom-shape draw:style-name="gr12" draw:text-style-name="P1" draw:layer="layout" svg:width="5.4cm" svg:height="1cm" svg:x="10.992cm" svg:y="4.318cm">
          <text:p text:style-name="P1">PropertyHol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xml:id="id5" draw:id="id5" draw:layer="layout" svg:width="5.4cm" svg:height="1cm" svg:x="10.992cm" svg:y="5.318cm">
          <text:p text:style-name="P2">- properties :<text:line-break/> <text:s text:c="7"/>Map&lt;Property,Object&gt;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draw:line-skew="-0.118cm" svg:x1="10.796cm" svg:y1="7.918cm" svg:x2="13.692cm" svg:y2="6.318cm" draw:start-shape="id2" draw:start-glue-point="0" draw:end-shape="id5" svg:d="M10796 7918v-918h2896v-682" svg:viewBox="0 0 2897 1601">
          <text:p/>
        </draw:connector>
        <draw:connector draw:style-name="gr13" draw:text-style-name="P1" draw:layer="layout" draw:line-skew="-0.118cm" svg:x1="16.092cm" svg:y1="7.918cm" svg:x2="13.692cm" svg:y2="6.318cm" draw:start-shape="id6" draw:end-shape="id5" draw:end-glue-point="2" svg:d="M16092 7918v-918h-2400v-682" svg:viewBox="0 0 2401 1601">
          <text:p/>
        </draw:connector>
        <draw:connector draw:style-name="gr14" draw:text-style-name="P1" draw:layer="layout" svg:x1="14.292cm" svg:y1="9.418cm" svg:x2="11.7cm" svg:y2="8.418cm" draw:start-shape="id4" draw:start-glue-point="3" draw:end-shape="id2" draw:end-glue-point="1" svg:d="M14292 9418h-1296v-1000h-1296" svg:viewBox="0 0 2593 1001">
          <text:p/>
        </draw:connector>
        <draw:connector draw:style-name="gr14" draw:text-style-name="P1" draw:layer="layout" svg:x1="14.292cm" svg:y1="9.418cm" svg:x2="11.7cm" svg:y2="9.118cm" draw:start-shape="id4" draw:start-glue-point="3" draw:end-shape="id7" draw:end-glue-point="1" svg:d="M14292 9418h-1296v-300h-1296" svg:viewBox="0 0 2593 301">
          <text:p/>
        </draw:connector>
        <draw:frame draw:style-name="gr15" draw:text-style-name="P4" draw:layer="layout" svg:width="1.4cm" svg:height="0.662cm" svg:x="12.3cm" svg:y="7.8cm">
          <draw:text-box>
            <text:p text:style-name="P3"><text:span text:style-name="T1">from</text:span></text:p>
          </draw:text-box>
        </draw:frame>
        <draw:frame draw:style-name="gr15" draw:text-style-name="P4" draw:layer="layout" svg:width="1.4cm" svg:height="0.662cm" svg:x="12.3cm" svg:y="9.038cm">
          <draw:text-box>
            <text:p text:style-name="P3"><text:span text:style-name="T1">to</text:span></text:p>
          </draw:text-box>
        </draw:frame>
        <draw:frame draw:style-name="gr16" draw:text-style-name="P5" draw:layer="layout" svg:width="0.6cm" svg:height="0.662cm" svg:x="11.6cm" svg:y="7.7cm">
          <draw:text-box>
            <text:p>1</text:p>
          </draw:text-box>
        </draw:frame>
        <draw:frame draw:style-name="gr16" draw:text-style-name="P5" draw:layer="layout" svg:width="1.4cm" svg:height="0.662cm" svg:x="16.1cm" svg:y="10.138cm">
          <draw:text-box>
            <text:p>0..n</text:p>
          </draw:text-box>
        </draw:frame>
        <draw:frame draw:style-name="gr16" draw:text-style-name="P5" draw:layer="layout" svg:width="0.6cm" svg:height="0.662cm" svg:x="11.6cm" svg:y="7.7cm">
          <draw:text-box>
            <text:p>1</text:p>
          </draw:text-box>
        </draw:frame>
        <draw:frame draw:style-name="gr16" draw:text-style-name="P5" draw:layer="layout" svg:width="1.4cm" svg:height="0.662cm" svg:x="8.8cm" svg:y="7.8cm">
          <draw:text-box>
            <text:p>0..n</text:p>
          </draw:text-box>
        </draw:frame>
        <draw:connector draw:style-name="gr11" draw:text-style-name="P1" draw:layer="layout" svg:x1="4.2cm" svg:y1="6.5cm" svg:x2="4.8cm" svg:y2="12.4cm" draw:start-shape="id8" draw:end-shape="id9" draw:end-glue-point="3" svg:d="M4200 6500v5900h600" svg:viewBox="0 0 601 5901">
          <text:p/>
        </draw:connector>
        <draw:connector draw:style-name="gr11" draw:text-style-name="P1" draw:layer="layout" svg:x1="4.2cm" svg:y1="6.5cm" svg:x2="4.892cm" svg:y2="8.418cm" draw:start-shape="id8" draw:start-glue-point="2" draw:end-shape="id1" draw:end-glue-point="3" svg:d="M4200 6500v1918h692" svg:viewBox="0 0 693 1919">
          <text:p/>
        </draw:connector>
        <draw:frame draw:style-name="gr16" draw:text-style-name="P5" draw:layer="layout" svg:width="0.6cm" svg:height="0.662cm" svg:x="4.2cm" svg:y="7.838cm">
          <draw:text-box>
            <text:p>1</text:p>
          </draw:text-box>
        </draw:frame>
        <draw:frame draw:style-name="gr16" draw:text-style-name="P5" draw:layer="layout" svg:width="0.6cm" svg:height="0.662cm" svg:x="4.2cm" svg:y="11.638cm">
          <draw:text-box>
            <text:p>1</text:p>
          </draw:text-box>
        </draw:frame>
        <draw:custom-shape draw:style-name="gr17" draw:text-style-name="P1" xml:id="id14" draw:id="id14" draw:layer="layout" svg:width="2cm" svg:height="1cm" svg:x="16.9cm" svg:y="12.1cm">
          <text:p text:style-name="P1">Docu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xml:id="id12" draw:id="id12" draw:layer="layout" svg:width="2cm" svg:height="1cm" svg:x="16.9cm" svg:y="13.1cm">
          <text:p text:style-name="P1">- url: Str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xml:id="id11" draw:id="id11" draw:layer="layout" svg:width="4cm" svg:height="1cm" svg:x="10.6cm" svg:y="12.3cm">
          <text:p text:style-name="P1">TermOccurren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xml:id="id13" draw:id="id13" draw:layer="layout" svg:width="4cm" svg:height="1.8cm" svg:x="10.6cm" svg:y="13.3cm">
          <text:p text:style-name="P1">- begin: int</text:p>
          <text:p text:style-name="P1">- end: int</text:p>
          <text:p text:style-name="P1">- coveredText : Stri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8cm" svg:y1="13.4cm" svg:x2="10.6cm" svg:y2="12.8cm" draw:start-shape="id10" draw:start-glue-point="1" draw:end-shape="id11" svg:d="M8000 13400h1300v-600h1300" svg:viewBox="0 0 2601 601">
          <text:p/>
        </draw:connector>
        <draw:frame draw:style-name="gr16" draw:text-style-name="P5" draw:layer="layout" svg:width="1.4cm" svg:height="0.662cm" svg:x="9.3cm" svg:y="12.138cm">
          <draw:text-box>
            <text:p>0..n</text:p>
          </draw:text-box>
        </draw:frame>
        <draw:connector draw:style-name="gr20" draw:text-style-name="P1" draw:layer="layout" draw:line-skew="1.099cm" svg:x1="6.4cm" svg:y1="13.9cm" svg:x2="17.9cm" svg:y2="14.1cm" draw:start-shape="id10" draw:start-glue-point="2" draw:end-shape="id12" draw:end-glue-point="2" svg:d="M6400 13900v1800h11500v-1600" svg:viewBox="0 0 11501 1801">
          <text:p/>
        </draw:connector>
        <draw:frame draw:style-name="gr16" draw:text-style-name="P5" draw:layer="layout" svg:width="1.4cm" svg:height="0.662cm" svg:x="17.9cm" svg:y="14.138cm">
          <draw:text-box>
            <text:p>0..n</text:p>
          </draw:text-box>
        </draw:frame>
        <draw:connector draw:style-name="gr14" draw:text-style-name="P1" draw:layer="layout" svg:x1="14.6cm" svg:y1="14.2cm" svg:x2="16.9cm" svg:y2="12.6cm" draw:start-shape="id13" draw:start-glue-point="1" draw:end-shape="id14" svg:d="M14600 14200h1150v-1600h1150" svg:viewBox="0 0 2301 1601">
          <text:p/>
        </draw:connector>
        <draw:frame draw:style-name="gr16" draw:text-style-name="P5" draw:layer="layout" svg:width="0.6cm" svg:height="0.662cm" svg:x="16.3cm" svg:y="11.9cm">
          <draw:text-box>
            <text:p>1</text:p>
          </draw:text-box>
        </draw:frame>
        <draw:frame draw:style-name="gr21" draw:text-style-name="P4" draw:layer="layout" svg:width="2.3cm" svg:height="1.073cm" svg:x="14.7cm" svg:y="12.9cm">
          <draw:text-box>
            <text:p text:style-name="P3"><text:span text:style-name="T1">Source</text:span><text:span text:style-name="T1"><text:line-break/></text:span><text:span text:style-name="T1">Document</text:span></text:p>
          </draw:text-box>
        </draw:frame>
        <draw:frame draw:style-name="gr16" draw:text-style-name="P4" draw:layer="layout" svg:width="2cm" svg:height="0.662cm" svg:x="9.5cm" svg:y="10.4cm">
          <draw:text-box>
            <text:p text:style-name="P3"><text:span text:style-name="T1">relations</text:span></text:p>
          </draw:text-box>
        </draw:frame>
        <draw:frame draw:style-name="gr16" draw:text-style-name="P4" draw:layer="layout" svg:width="1.6cm" svg:height="0.662cm" svg:x="8.1cm" svg:y="8.338cm">
          <draw:text-box>
            <text:p text:style-name="P3"><text:span text:style-name="T1">terms</text:span></text:p>
          </draw:text-box>
        </draw:frame>
        <draw:frame draw:style-name="gr22" draw:text-style-name="P4" draw:layer="layout" svg:width="2.6cm" svg:height="0.662cm" svg:x="8.3cm" svg:y="13.338cm">
          <draw:text-box>
            <text:p text:style-name="P3"><text:span text:style-name="T1">occurrences</text:span></text:p>
          </draw:text-box>
        </draw:frame>
        <draw:frame draw:style-name="gr22" draw:text-style-name="P4" draw:layer="layout" svg:width="2.6cm" svg:height="0.662cm" svg:x="10.5cm" svg:y="15.738cm">
          <draw:text-box>
            <text:p text:style-name="P3"><text:span text:style-name="T1">documen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.5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que" style:family="graphic" style:parent-style-name="standard">
      <style:graphic-properties draw:stroke-dash="Dashed_20__28_var_29__20_3" draw:fill-gradient-name="Gradient_20_2" draw:fill-hatch-name="Hatching_20_1" draw:fill-image-name="Bitmap_20_1" draw:fill-image-width="0cm" draw:fill-image-height="0cm"/>
      <style:text-properties fo:font-size="10.5pt"/>
    </style:style>
    <style:style style:name="BDD" style:family="graphic" style:parent-style-name="standard">
      <style:graphic-properties draw:stroke-dash="Dashed_20__28_var_29__20_3" svg:stroke-color="#aecf00" draw:fill-color="#ccffcc" draw:fill-image-width="0cm" draw:fill-image-height="0cm"/>
      <style:text-properties fo:font-size="8pt"/>
    </style:style>
    <style:style style:name="Flèche" style:family="graphic" style:parent-style-name="standard">
      <style:graphic-properties svg:stroke-color="#2c001e" draw:marker-end="Arrow" draw:marker-end-width="0.15cm"/>
    </style:style>
    <style:style style:name="Commentaire" style:family="graphic" style:parent-style-name="text">
      <style:text-properties fo:font-size="8pt" fo:font-style="italic"/>
    </style:style>
    <style:style style:name="IO" style:family="graphic" style:parent-style-name="standard">
      <style:graphic-properties svg:stroke-color="#ff950e" draw:fill-color="#ffcc99"/>
      <style:text-properties fo:font-size="8pt"/>
    </style:style>
    <style:style style:name="Relation_20_Type" style:display-name="Relation Type" style:family="graphic" style:parent-style-name="text">
      <style:graphic-properties draw:fill-gradient-name="Gradient_20_3" draw:fill-hatch-name="Hatching_20_1" draw:fill-image-name="Bitmap_20_1"/>
      <style:text-properties fo:font-size="10.5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en Cram</meta:initial-creator>
    <meta:creation-date>2017-05-05T10:47:58.951638463</meta:creation-date>
    <dc:date>2017-07-20T17:49:05.396919407</dc:date>
    <dc:creator>Damien Cram</dc:creator>
    <meta:editing-duration>PT1H23M29S</meta:editing-duration>
    <meta:editing-cycles>11</meta:editing-cycles>
    <meta:generator>LibreOffice/5.1.6.2$Linux_X86_64 LibreOffice_project/10m0$Build-2</meta:generator>
    <meta:document-statistic meta:object-count="45"/>
  </office:meta>
</office:document-meta>
</file>